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dcdc" draw:textarea-horizontal-align="justify" draw:textarea-vertical-align="middle" draw:auto-grow-height="false" fo:min-height="0.766cm" fo:min-width="3.306cm"/>
      <style:paragraph-properties style:writing-mode="lr-tb"/>
    </style:style>
    <style:style style:name="gr2" style:family="graphic" style:parent-style-name="standard">
      <style:graphic-properties draw:stroke="none" draw:fill-color="#d0eab6" draw:textarea-horizontal-align="justify" draw:textarea-vertical-align="middle" draw:auto-grow-height="false" fo:min-height="3.622cm" fo:min-width="6.794cm"/>
      <style:paragraph-properties style:writing-mode="lr-tb"/>
    </style:style>
    <style:style style:name="gr3" style:family="graphic" style:parent-style-name="standard">
      <style:graphic-properties draw:stroke="none" draw:fill-color="#ffffb9" draw:textarea-horizontal-align="justify" draw:textarea-vertical-align="middle" draw:auto-grow-height="false" fo:min-height="0.766cm" fo:min-width="6.794cm"/>
      <style:paragraph-properties style:writing-mode="lr-tb"/>
    </style:style>
    <style:style style:name="gr4" style:family="graphic" style:parent-style-name="standard">
      <style:graphic-properties draw:stroke="none" draw:fill-color="#f7d3b0" draw:textarea-horizontal-align="justify" draw:textarea-vertical-align="middle" draw:auto-grow-height="false" fo:min-height="0.766cm" fo:min-width="6.794cm"/>
      <style:paragraph-properties style:writing-mode="lr-tb"/>
    </style:style>
    <style:style style:name="gr5" style:family="graphic" style:parent-style-name="standard">
      <style:graphic-properties draw:stroke="none" draw:fill-color="#ffdcdc" draw:textarea-horizontal-align="justify" draw:textarea-vertical-align="middle" draw:auto-grow-height="false" fo:min-height="4.576cm" fo:min-width="6.794cm"/>
      <style:paragraph-properties style:writing-mode="lr-tb"/>
    </style:style>
    <style:style style:name="gr6" style:family="graphic" style:parent-style-name="standard">
      <style:graphic-properties draw:stroke="none" draw:fill-color="#7f7f7f" draw:textarea-horizontal-align="justify" draw:textarea-vertical-align="top" draw:auto-grow-height="false" fo:min-height="3.49cm" fo:min-width="6.794cm"/>
      <style:paragraph-properties style:writing-mode="lr-tb"/>
    </style:style>
    <style:style style:name="gr7" style:family="graphic" style:parent-style-name="standard">
      <style:graphic-properties draw:stroke="none" draw:fill-color="#a5a5a5" draw:textarea-horizontal-align="justify" draw:textarea-vertical-align="middle" draw:auto-grow-height="false" fo:min-height="1.02cm" fo:min-width="3.369cm"/>
      <style:paragraph-properties style:writing-mode="lr-tb"/>
    </style:style>
    <style:style style:name="gr8" style:family="graphic" style:parent-style-name="standard">
      <style:graphic-properties draw:stroke="none" draw:fill-color="#a5a5a5" draw:textarea-horizontal-align="justify" draw:textarea-vertical-align="middle" draw:auto-grow-height="false" fo:min-height="1.02cm" fo:min-width="2.924cm"/>
      <style:paragraph-properties style:writing-mode="lr-tb"/>
    </style:style>
    <style:style style:name="gr9" style:family="graphic" style:parent-style-name="standard">
      <style:graphic-properties draw:stroke="none" draw:fill-color="#a5a5a5" draw:textarea-horizontal-align="justify" draw:textarea-vertical-align="middle" draw:auto-grow-height="false" fo:min-height="1.02cm" fo:min-width="3.366cm"/>
      <style:paragraph-properties style:writing-mode="lr-tb"/>
    </style:style>
    <style:style style:name="gr10" style:family="graphic" style:parent-style-name="standard">
      <style:graphic-properties draw:stroke="none" draw:fill-color="#a5a5a5" draw:textarea-horizontal-align="justify" draw:textarea-vertical-align="middle" draw:auto-grow-height="false" fo:min-height="1.02cm" fo:min-width="2.928cm"/>
      <style:paragraph-properties style:writing-mode="lr-tb"/>
    </style:style>
    <style:style style:name="gr11" style:family="graphic" style:parent-style-name="standard">
      <style:graphic-properties draw:stroke="none" draw:fill-color="#a5a5a5" draw:textarea-horizontal-align="justify" draw:textarea-vertical-align="middle" draw:auto-grow-height="false" fo:min-height="1.02cm" fo:min-width="3.229cm"/>
      <style:paragraph-properties style:writing-mode="lr-tb"/>
    </style:style>
    <style:style style:name="gr12" style:family="graphic" style:parent-style-name="standard">
      <style:graphic-properties draw:stroke="none" draw:fill-color="#a5a5a5" draw:textarea-horizontal-align="justify" draw:textarea-vertical-align="middle" draw:auto-grow-height="false" fo:min-height="1.02cm" fo:min-width="3.052cm"/>
      <style:paragraph-properties style:writing-mode="lr-tb"/>
    </style:style>
    <style:style style:name="gr13" style:family="graphic" style:parent-style-name="standard">
      <style:graphic-properties draw:stroke="none" draw:fill-color="#d0eab6" draw:textarea-horizontal-align="justify" draw:textarea-vertical-align="middle" draw:auto-grow-height="false" fo:min-height="3.706cm" fo:min-width="6.794cm"/>
      <style:paragraph-properties style:writing-mode="lr-tb"/>
    </style:style>
    <style:style style:name="gr14" style:family="graphic" style:parent-style-name="standard">
      <style:graphic-properties draw:stroke="none" draw:fill-color="#ffffb9" draw:textarea-horizontal-align="justify" draw:textarea-vertical-align="middle" draw:auto-grow-height="false" fo:min-height="1.782cm" fo:min-width="6.794cm"/>
      <style:paragraph-properties style:writing-mode="lr-tb"/>
    </style:style>
    <style:style style:name="gr15" style:family="graphic" style:parent-style-name="standard">
      <style:graphic-properties draw:stroke="none" draw:fill-color="#d0eab6" draw:textarea-horizontal-align="justify" draw:textarea-vertical-align="middle" draw:auto-grow-height="false" fo:min-height="4.606cm" fo:min-width="6.794cm"/>
      <style:paragraph-properties style:writing-mode="lr-tb"/>
    </style:style>
    <style:style style:name="gr16" style:family="graphic" style:parent-style-name="standard">
      <style:graphic-properties draw:stroke="none" draw:fill-color="#ffffb9" draw:textarea-horizontal-align="justify" draw:textarea-vertical-align="middle" draw:auto-grow-height="false" fo:min-height="2.75cm" fo:min-width="6.794cm"/>
      <style:paragraph-properties style:writing-mode="lr-tb"/>
    </style:style>
    <style:style style:name="gr17" style:family="graphic" style:parent-style-name="standard">
      <style:graphic-properties draw:stroke="none" draw:fill-color="#f7d3b0" draw:textarea-horizontal-align="justify" draw:textarea-vertical-align="middle" draw:auto-grow-height="false" fo:min-height="0.792cm" fo:min-width="3.306cm"/>
      <style:paragraph-properties style:writing-mode="lr-tb"/>
    </style:style>
    <style:style style:name="gr18" style:family="graphic" style:parent-style-name="standard">
      <style:graphic-properties draw:stroke="none" draw:fill-color="#f7d3b0" draw:textarea-horizontal-align="justify" draw:textarea-vertical-align="middle" draw:auto-grow-height="false" fo:min-height="1.708cm" fo:min-width="2.988cm"/>
      <style:paragraph-properties style:writing-mode="lr-tb"/>
    </style:style>
    <style:style style:name="gr19" style:family="graphic" style:parent-style-name="standard">
      <style:graphic-properties draw:stroke="none" draw:fill-color="#ffdcdc" draw:textarea-horizontal-align="justify" draw:textarea-vertical-align="middle" draw:auto-grow-height="false" fo:min-height="0.766cm" fo:min-width="6.794cm"/>
      <style:paragraph-properties style:writing-mode="lr-tb"/>
    </style:style>
    <style:style style:name="gr20" style:family="graphic" style:parent-style-name="standard">
      <style:graphic-properties draw:stroke="none" draw:fill-color="#ffdcdc" draw:textarea-horizontal-align="justify" draw:textarea-vertical-align="middle" draw:auto-grow-height="false" fo:min-height="0.892cm" fo:min-width="3.313cm"/>
      <style:paragraph-properties style:writing-mode="lr-tb"/>
    </style:style>
    <style:style style:name="gr21" style:family="graphic" style:parent-style-name="standard">
      <style:graphic-properties draw:stroke="none" draw:fill-color="#f7d3b0" draw:textarea-horizontal-align="justify" draw:textarea-vertical-align="middle" draw:auto-grow-height="false" fo:min-height="0.766cm" fo:min-width="3.306cm"/>
      <style:paragraph-properties style:writing-mode="lr-tb"/>
    </style:style>
    <style:style style:name="gr22" style:family="graphic" style:parent-style-name="standard">
      <style:graphic-properties draw:stroke="none" draw:fill-color="#ffdcdc" draw:textarea-horizontal-align="justify" draw:textarea-vertical-align="middle" draw:auto-grow-height="false" fo:min-height="2.618cm" fo:min-width="6.794cm"/>
      <style:paragraph-properties style:writing-mode="lr-tb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126cm" style:use-optimal-column-width="false"/>
    </style:style>
    <style:style style:name="co2" style:family="table-column">
      <style:table-column-properties style:column-width="3.102cm" style:use-optimal-column-width="false"/>
    </style:style>
    <style:style style:name="ro1" style:family="table-row">
      <style:table-row-properties style:row-height="1.268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loext:graphic-properties draw:fill-color="#ffdcdc"/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loext:graphic-properties draw:fill-color="#d0eab6"/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loext:graphic-properties draw:fill-color="#ffffb9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-color="#f7d3b0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8pt" style:font-size-complex="18pt"/>
    </style:style>
    <style:style style:name="P8" style:family="paragraph">
      <loext:graphic-properties draw:fill-color="#7f7f7f"/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8pt" style:font-size-complex="18pt"/>
    </style:style>
    <style:style style:name="P9" style:family="paragraph">
      <style:paragraph-properties fo:text-align="start" style:writing-mode="lr-tb"/>
      <style:text-properties fo:font-size="18pt" style:font-size-asian="18pt" style:font-size-complex="18pt"/>
    </style:style>
    <style:style style:name="P10" style:family="paragraph">
      <loext:graphic-properties draw:fill-color="#7f7f7f"/>
      <style:paragraph-properties fo:text-align="start" style:writing-mode="lr-tb"/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2" style:family="paragraph">
      <style:paragraph-properties fo:text-align="start" style:writing-mode="lr-tb"/>
      <style:text-properties fo:font-size="14pt" style:font-size-asian="14pt" style:font-size-complex="14pt"/>
    </style:style>
    <style:style style:name="P13" style:family="paragraph">
      <loext:graphic-properties draw:fill-color="#7f7f7f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4" style:family="paragraph">
      <loext:graphic-properties draw:fill-color="#a5a5a5"/>
      <style:paragraph-properties fo:text-align="center" style:writing-mode="lr-tb"/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806cm" svg:height="1.016cm" svg:x="20.392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94cm" svg:height="3.872cm" svg:x="5.66cm" svg:y="5.01cm">
          <text:p text:style-name="P2"><text:span text:style-name="T1">Comfor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294cm" svg:height="1.016cm" svg:x="5.66cm" svg:y="8.882cm">
          <text:p text:style-name="P2"><text:span text:style-name="T1">Accept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294cm" svg:height="1.016cm" svg:x="5.66cm" svg:y="9.898cm">
          <text:p text:style-name="P2"><text:span text:style-name="T1">At risk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294cm" svg:height="4.826cm" svg:x="5.66cm" svg:y="10.914cm">
          <text:p text:style-name="P2"><text:span text:style-name="T1">Unacceptabl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5.227cm" svg:height="12.062cm" svg:x="0.349cm" svg:y="3.636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Level</text:span></text:p>
              </table:table-cell>
              <table:table-cell>
                <text:p text:style-name="P6"><text:span text:style-name="T2">Flow </text:span><text:span text:style-name="T3">in</text:span><text:span text:style-name="T2"> peds/m/min</text:span></text:p>
              </table:table-cell>
            </table:table-row>
            <table:table-row table:style-name="ro2" table:default-cell-style-name="gray1">
              <table:table-cell>
                <text:p>A+</text:p>
              </table:table-cell>
              <table:table-cell>
                <text:p>&lt; 3</text:p>
              </table:table-cell>
            </table:table-row>
            <table:table-row table:style-name="ro2" table:default-cell-style-name="gray1">
              <table:table-cell>
                <text:p>A</text:p>
              </table:table-cell>
              <table:table-cell>
                <text:p>≤ 5</text:p>
              </table:table-cell>
            </table:table-row>
            <table:table-row table:style-name="ro2" table:default-cell-style-name="gray1">
              <table:table-cell>
                <text:p>A-</text:p>
              </table:table-cell>
              <table:table-cell>
                <text:p>≤ 8</text:p>
              </table:table-cell>
            </table:table-row>
            <table:table-row table:style-name="ro2" table:default-cell-style-name="gray1">
              <table:table-cell>
                <text:p>B+</text:p>
              </table:table-cell>
              <table:table-cell>
                <text:p>≤ 11</text:p>
              </table:table-cell>
            </table:table-row>
            <table:table-row table:style-name="ro2" table:default-cell-style-name="gray1">
              <table:table-cell>
                <text:p>B</text:p>
              </table:table-cell>
              <table:table-cell>
                <text:p>≤ 14</text:p>
              </table:table-cell>
            </table:table-row>
            <table:table-row table:style-name="ro2" table:default-cell-style-name="gray1">
              <table:table-cell>
                <text:p>B-</text:p>
              </table:table-cell>
              <table:table-cell>
                <text:p>≤ 17</text:p>
              </table:table-cell>
            </table:table-row>
            <table:table-row table:style-name="ro2" table:default-cell-style-name="gray1">
              <table:table-cell>
                <text:p>C+</text:p>
              </table:table-cell>
              <table:table-cell>
                <text:p>≤ 20</text:p>
              </table:table-cell>
            </table:table-row>
            <table:table-row table:style-name="ro2" table:default-cell-style-name="gray1">
              <table:table-cell>
                <text:p>C</text:p>
              </table:table-cell>
              <table:table-cell>
                <text:p>≤ 23</text:p>
              </table:table-cell>
            </table:table-row>
            <table:table-row table:style-name="ro2" table:default-cell-style-name="gray1">
              <table:table-cell>
                <text:p>C-</text:p>
              </table:table-cell>
              <table:table-cell>
                <text:p>≤ 26</text:p>
              </table:table-cell>
            </table:table-row>
            <table:table-row table:style-name="ro2" table:default-cell-style-name="gray1">
              <table:table-cell>
                <text:p>D</text:p>
              </table:table-cell>
              <table:table-cell>
                <text:p>≤ 35</text:p>
              </table:table-cell>
            </table:table-row>
            <table:table-row table:style-name="ro2" table:default-cell-style-name="gray1">
              <table:table-cell>
                <text:p>E</text:p>
              </table:table-cell>
              <table:table-cell>
                <text:p>&gt; 35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" draw:text-style-name="P8" draw:layer="layout" svg:width="7.294cm" svg:height="3.74cm" svg:x="13.032cm" svg:y="0cm">
          <text:p text:style-name="P7"><text:span text:style-name="T4">Areas and streets </text:span></text:p>
          <text:p text:style-name="P7"><text:span text:style-name="T4">close to privately owned </text:span></text:p>
          <text:p text:style-name="P7"><text:span text:style-name="T4">properties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7.294cm" svg:height="3.74cm" svg:x="20.392cm" svg:y="0cm">
          <text:p text:style-name="P9"><text:span text:style-name="T4">Transport interchanges</text:span></text:p>
          <text:p text:style-name="P9"><text:span text:style-name="T4"/></text:p>
          <text:p text:style-name="P7"><text:span text:style-name="T4">Areas and streets close</text:span></text:p>
          <text:p text:style-name="P7"><text:span text:style-name="T4">to government or office </text:span></text:p>
          <text:p text:style-name="P7"><text:span text:style-name="T4">buildings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7.294cm" svg:height="3.74cm" svg:x="5.66cm" svg:y="0cm">
          <text:p text:style-name="P11"><text:span text:style-name="T5">Tourist attractions</text:span></text:p>
          <text:p text:style-name="P11"><text:span text:style-name="T6"/></text:p>
          <text:p text:style-name="P12"><text:span text:style-name="T6">Streets</text:span><text:span text:style-name="T7"> </text:span><text:span text:style-name="T4">dominated by </text:span></text:p>
          <text:p text:style-name="P12"><text:span text:style-name="T4">retails, food premises</text:span><text:span text:style-name="T8"> </text:span></text:p>
          <text:p text:style-name="P12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869cm" svg:height="1.27cm" svg:x="13.032cm" svg:y="3.74cm">
          <text:p text:style-name="P2"><text:span text:style-name="T1">Peak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424cm" svg:height="1.27cm" svg:x="16.901cm" svg:y="3.74cm">
          <text:p text:style-name="P2"><text:span text:style-name="T1">Average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866cm" svg:height="1.27cm" svg:x="20.392cm" svg:y="3.74cm">
          <text:p text:style-name="P2"><text:span text:style-name="T1">Peak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3.428cm" svg:height="1.27cm" svg:x="24.258cm" svg:y="3.74cm">
          <text:p text:style-name="P2"><text:span text:style-name="T1">Averag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729cm" svg:height="1.27cm" svg:x="5.66cm" svg:y="3.74cm">
          <text:p text:style-name="P2"><text:span text:style-name="T1">Peak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3.552cm" svg:height="1.27cm" svg:x="9.389cm" svg:y="3.74cm">
          <text:p text:style-name="P2"><text:span text:style-name="T1">Averag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.294cm" svg:height="3.956cm" svg:x="13.026cm" svg:y="5.01cm">
          <text:p text:style-name="P2"><text:span text:style-name="T1">Comfortable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7.294cm" svg:height="2.032cm" svg:x="13.026cm" svg:y="8.882cm">
          <text:p text:style-name="P2"><text:span text:style-name="T1">Acceptable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.294cm" svg:height="4.856cm" svg:x="20.392cm" svg:y="5.01cm">
          <text:p text:style-name="P2"><text:span text:style-name="T1">Comfortable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7.294cm" svg:height="3cm" svg:x="20.392cm" svg:y="9.866cm">
          <text:p text:style-name="P2"><text:span text:style-name="T1">Accept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3.806cm" svg:height="1.042cm" svg:x="20.392cm" svg:y="12.866cm">
          <text:p text:style-name="P2"><text:span text:style-name="T1">At risk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3.488cm" svg:height="1.958cm" svg:x="24.198cm" svg:y="12.866cm">
          <text:p text:style-name="P2"><text:span text:style-name="T1">At risk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.294cm" svg:height="1.016cm" svg:x="20.392cm" svg:y="14.724cm">
          <text:p text:style-name="P2"><text:span text:style-name="T1">Unacceptab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813cm" svg:height="1.142cm" svg:x="13.019cm" svg:y="11.9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3.806cm" svg:height="1.016cm" svg:x="13.026cm" svg:y="10.914cm">
          <text:p text:style-name="P2"><text:span text:style-name="T1">At risk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3.488cm" svg:height="1.958cm" svg:x="16.832cm" svg:y="10.914cm">
          <text:p text:style-name="P2"><text:span text:style-name="T1">At ri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7.294cm" svg:height="2.868cm" svg:x="13.026cm" svg:y="12.872cm">
          <text:p text:style-name="P2"><text:span text:style-name="T1">Unacceptab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0T17:30:59.723015508</meta:creation-date>
    <dc:date>2024-01-10T18:19:28.975682756</dc:date>
    <meta:editing-duration>PT21M16S</meta:editing-duration>
    <meta:editing-cycles>8</meta:editing-cycles>
    <meta:generator>LibreOffice/6.4.7.2$Linux_X86_64 LibreOffice_project/40$Build-2</meta:generator>
    <meta:document-statistic meta:object-count="49"/>
  </office:meta>
</office:document-meta>
</file>